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
      <text:p text:style-name="Title">Managementul evenimentelor</text:p>
      <text:p text:style-name="Normal"/>
      <text:p text:style-name="Normal">Managementul evenimentelor se referă la procesul de monitorizare și gestionare a evenimentelor într-un sistem de informații. Aceste evenimente pot fi orice acțiune care are loc într-un sistem informatic, de exemplu, o accesare nereușită a unui cont sau o încercare de a introduce o parolă greșită. Managementul evenimentelor este important pentru că permite administratorilor să detecteze și să răspundă rapid la evenimente neașteptate sau nefavorabile într-un sistem de informații.</text:p>
      <text:p text:style-name="Normal"/>
      <text:p text:style-name="Normal">Pentru a gestiona evenimentele, este necesară o platformă software specializată numită sistem de gestionare a evenimentelor (SEM). SEM-ul colectează date de la diferite surse, cum ar fi firewall-uri, servere, dispozitive de rețea și aplicații. Acesta apoi utilizează algoritmi de detectare a evenimentelor pentru a identifica modele sau tendințe neobișnuite care ar putea indica o posibilă amenințare de securitate.</text:p>
      <text:p text:style-name="Normal"/>
      <text:p text:style-name="Normal">După ce o potențială amenințare a fost detectată, SEM-ul va iniția un flux de lucru pentru a răspunde la eveniment. Acest lucru poate implica alertarea unui administrator sau automatizarea unor acțiuni specifice pentru a preveni sau a limita impactul unei amenințări. De exemplu, SEM-ul poate bloca adresa IP a unui utilizator care a încercat să efectueze accesuri neautorizate sau să trimită spam.</text:p>
      <text:p text:style-name="Normal"/>
      <text:p text:style-name="Normal">În general, SEM-urile sunt utilizate în mod obișnuit în companii sau organizații care au o mulțime de date sensibile pe care le protejează împotriva atacurilor cibernetice. Cu toate acestea, acestea pot fi, de asemenea, utile pentru persoanele fizice sau pentru companiile mici care doresc să-și protejeze datele personale sau financiare.</text:p>
      <text:p text:style-name="Normal"/>
      <text:p text:style-name="Title">Sistemul de securitate informatică (SIEM)</text:p>
      <text:p text:style-name="Normal"/>
      <text:p text:style-name="Normal">Sistemul de securitate informatică (SIEM) este o extensie a managementului evenimentelor și reprezintă o soluție integrată pentru monitorizarea și gestionarea amenințărilor de securitate într-un sistem de informații. SIEM-ul este o platformă software complexă care integrează diverse surse de date pentru a crea un tablou de bord unificat al securității informației.</text:p>
      <text:p text:style-name="Normal"/>
      <text:p text:style-name="Normal">SIEM-ul poate monitoriza activitatea în timp real a dispozitivelor de rețea, firewall-urilor, serverelor și aplicațiilor, colectând informații despre eventualele amenințări la adresa securității informației. Aceste date sunt analizate apoi de către SIEM pentru a identifica modele de activitate suspectă sau neobișnuită.<text:s/><text:soft-page-break/>SIEM-ul poate, de asemenea, integra și alte surse de informații, cum ar fi jurnalele de acces sau informațiile privind utilizatorii, pentru a obține o imagine completă a securității informației într-un sistem.</text:p>
      <text:p text:style-name="Normal"/>
      <text:p text:style-name="Normal">Un alt aspect important al SIEM-ului este capacitatea sa de a integra diferite tehnologii de securitate, cum ar fi antivirus, anti-malware și soluții de protecție împotriva intruziunilor (IPS). Acest lucru permite SIEM-ului să ofere o vedere de ansamblu a securității informației și să consolideze răspunsul la incidente.</text:p>
      <text:p text:style-name="Normal"/>
      <text:p text:style-name="Normal">Atunci când SIEM-ul identifică o amenințare, acesta poate iniția automat un flux de lucru pentru a răspunde la aceasta. De exemplu, SIEM-ul poate să trimită o alertă unui administrator, să blocheze o adresă IP sau să înceapă un proces automatizat de recuperare a datelor.</text:p>
      <text:p text:style-name="Normal"/>
      <text:p text:style-name="Title">Interconectarea managementului evenimentelor și SIEM-ului</text:p>
      <text:p text:style-name="Normal"/>
      <text:p text:style-name="Normal">Managementul evenimentelor și SIEM-ul sunt strâns legate și se completează reciproc. În timp ce SEM-urile colectează și gestionează datele despre evenimente, SIEM-ul le integrează pentru a oferi o imagine globală a securității informației.</text:p>
      <text:p text:style-name="Normal"/>
      <text:p text:style-name="Normal">De exemplu, SEM-ul poate detecta o activitate suspectă, cum ar fi o încercare de acces neautorizată la un cont, iar SIEM-ul poate integra aceste date pentru a identifica potențiale modele de activitate suspectă sau potențiale vulnerabilități de securitate în sistem. În plus, SIEM-ul poate fi utilizat pentru a configura SEM-ul să răspundă automat la amenințări detectate, cum ar fi blocarea adresei IP a utilizatorului care a încercat să efectueze accesuri neautorizate.</text:p>
      <text:p text:style-name="Normal"/>
      <text:p text:style-name="Normal">Prin urmare, SEM-urile și SIEM-urile sunt instrumente importante pentru protejarea securității informațiilor și pot fi utilizate împreună pentru a crea un sistem de securitate informatică eficient.</text:p>
      <text:p text:style-name="Normal"/>
      <text:p text:style-name="Normal">Partea 4: Tendințele și direcțiile viitoare în managementul evenimentelor și SIEM</text:p>
      <text:p text:style-name="Normal"/>
      <text:p text:style-name="Normal">În prezent, una dintre cele mai importante tendințe în managementul evenimentelor și SIEM este utilizarea inteligenței artificiale și a învățării automate pentru a identifica și răspunde la amenințări de securitate. Utilizarea inteligenței artificiale poate ajuta la detectarea și prevenirea amenințărilor de securitate în timp real, înainte ca acestea să devină o problemă majoră.</text:p>
      <text:p text:style-name="Normal"/>
      <text:p text:style-name="Normal">De asemenea, există o tendință în creștere pentru integrarea SIEM-ului cu soluțiile de securitate cloud, precum și pentru monitorizarea securității dispozitivelor mobile și a aplicațiilor.</text:p>
      <text:p text:style-name="Normal"/>
      <text:p text:style-name="Normal">În plus, există o necesitate tot mai mare pentru integrarea SEM-urilor și SIEM-urilor cu soluții de automatizare a securității, precum orchestratele de securitate și platformele de automatizare a răspunsului la incidente. Aceste soluții permit automatizarea procesului de detectare și răspuns la amenințări, reducând timpul de răspuns la incidente și minimizând impactul acestora.</text:p>
      <text:p text:style-name="Normal"/>
      <text:p text:style-name="Normal">De asemenea, există o tendință crescută pentru utilizarea sistemelor de securitate gestionate de furnizorii de servicii de securitate (MSSP). Aceste servicii pot oferi SEM-uri și SIEM-uri la costuri accesibile și pot ajuta organizațiile să gestioneze complexitatea monitorizării securității informațiilor și să se concentreze asupra activităților lor de bază.</text:p>
      <text:p text:style-name="Normal"/>
      <text:p text:style-name="Title">Concluzie</text:p>
      <text:p text:style-name="Normal"/>
      <text:p text:style-name="Normal">Managementul evenimentelor și SIEM-ul sunt instrumente importante pentru monitorizarea și protejarea securității informațiilor într-un sistem informatic. SEM-urile colectează și gestionează date despre evenimente, iar SIEM-ul integrează aceste date pentru a identifica modele de activitate suspectă și a răspunde la amenințări de securitate. Interconectarea dintre SEM-uri și SIEM-uri poate ajuta la crearea unui sistem de securitate informatică eficient.</text:p>
      <text:p text:style-name="Normal"/>
      <text:p text:style-name="Normal">Tendințele viitoare în managementul evenimentelor și SIEM includ utilizarea inteligenței artificiale și a învățării automate pentru a detecta și preveni amenințări de securitate, integrarea cu soluțiile de securitate cloud și monitorizarea securității dispozitivelor mobile și a aplicațiilor. În plus, există o tendință crescută pentru utilizarea sistemelor de securitate gestionate de furnizorii de servicii de securitate (MSSP).</text:p>
      <text:p text:style-name="Normal"/>
      <text:p text:style-name="Normal">În general, SEM-urile și SIEM-urile sunt importante pentru orice organizație care dorește să protejeze securitatea informațiilor lor. Prin utilizarea acestor instrumente, organizațiile pot detecta și răspunde rapid la amenințările de securitate, minimizând astfel riscul de pierdere sau compromitere a datelor și a altor resurse importante.</text:p>
      <text:p text:style-name="Normal"/>
      <text:p text:style-name="Normal">SIEM-ul poate ajuta la detectarea atacurilor prin monitorizarea și analiza datelor de securitate din diverse surse de informații din cadrul unui sistem informatic. Aceste surse pot include, printre altele:</text:p>
      <text:p text:style-name="Normal"/>
      <text:p text:style-name="Normal">1. Registre de evenimente (logs) - SIEM-ul poate colecta și analiza informații din diverse registre de evenimente, inclusiv din serverele, dispozitivele de rețea, sistemele de gestionare a identității și accesului și aplicațiile. Acest lucru permite SIEM-ului să identifice modele de activitate suspectă, cum ar fi încercările de autentificare eșuate sau accesul neautorizat la anumite resurse.</text:p>
      <text:p text:style-name="Normal"/>
      <text:p text:style-name="Normal">2. Fluxuri de rețea - SIEM-ul poate monitoriza și analiza traficul de rețea pentru a identifica activitate suspectă, cum ar fi comunicarea cu adrese IP suspecte sau utilizarea de protocoale neobișnuite.</text:p>
      <text:p text:style-name="Normal"/>
      <text:p text:style-name="Normal">3. Date de securitate externe - SIEM-ul poate integra cu surse externe de informații de securitate, cum ar fi bazele de date de semnături de amenințări și liste negre de adrese IP cunoscute pentru a fi asociate cu activități de tip malware, phishing sau alte tipuri de atacuri cibernetice.</text:p>
      <text:p text:style-name="Normal"/>
      <text:p text:style-name="Normal">Pe baza acestor date, SIEM-ul poate aplica algoritmi de analiză pentru a identifica modele de activitate suspectă și a genera alerte pentru operatorii de securitate. Aceste alerte pot fi clasificate și prioritizate în funcție de nivelul de risc și pot fi utilizate pentru a declanșa investigații ulterioare și răspunsuri la incidente de securitate.</text:p>
      <text:p text:style-name="Normal"/>
      <text:p text:style-name="Normal">În plus, SIEM-ul poate fi configurat să efectueze verificări de conformitate și să genereze rapoarte detaliate care pot ajuta organizațiile să îndeplinească cerințele de securitate și de conformitate cu standardele de reglementare.</text:p>
      <text:p text:style-name="Normal"/>
      <text:p text:style-name="Normal">În general, un SIEM poate ajuta la detectarea atacurilor prin monitorizarea și analiza activității de securitate din întregul sistem informatic, identificând modele de activitate suspectă și generând alerte pentru operatorii de securitate. Acest lucru poate ajuta la detectarea și prevenirea atacurilor cibernetice, reducând riscul de pierdere sau compromitere a datelor și a altor resurse importa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raghiceanu, Patrick Cristian</meta:initial-creator>
    <dc:creator>Draghiceanu, Patrick Cristian</dc:creator>
    <meta:creation-date>2023-05-07T07:11:00Z</meta:creation-date>
    <dc:date>2023-05-07T07:20:00Z</dc:date>
    <meta:template xlink:href="Normal.dotm" xlink:type="simple"/>
    <meta:editing-cycles>3</meta:editing-cycles>
    <meta:editing-duration>PT420S</meta:editing-duration>
    <meta:document-statistic meta:page-count="4" meta:paragraph-count="17" meta:word-count="1329" meta:character-count="8888" meta:row-count="63" meta:non-whitespace-character-count="7576"/>
  </office:meta>
</office:document-meta>
</file>